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i" svg:font-family="Ani" style:font-pitch="variable"/>
    <style:font-face style:name="C059" svg:font-family="C059" style:font-pitch="variable"/>
    <style:font-face style:name="Chilanka" svg:font-family="Chilanka" style:font-pitch="variable"/>
    <style:font-face style:name="aakar" svg:font-family="aakar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  <style:text-properties style:font-name="Chilanka"/>
    </style:style>
    <style:style style:name="P2" style:family="paragraph" style:parent-style-name="Standard">
      <style:text-properties style:font-name="Chilanka"/>
    </style:style>
    <style:style style:name="T1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cc7832" fo:font-size="9pt" fo:font-style="normal" fo:font-weight="normal" style:font-size-asian="9pt" style:font-style-asian="normal" style:font-weight-asian="normal"/>
    </style:style>
    <style:style style:name="T3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6a8759" fo:font-size="9pt" fo:font-style="normal" fo:font-weight="normal" style:font-size-asian="9pt" style:font-style-asian="normal" style:font-weight-asian="normal"/>
    </style:style>
    <style:style style:name="T5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a9b7c6" fo:font-size="9pt" fo:font-style="normal" fo:font-weight="normal" style:font-size-asian="9pt" style:font-style-asian="normal" style:font-weight-asian="normal"/>
    </style:style>
    <style:style style:name="T7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ffc66d" fo:font-size="9pt" fo:font-style="normal" fo:font-weight="normal" style:font-size-asian="9pt" style:font-style-asian="normal" style:font-weight-asian="normal"/>
    </style:style>
    <style:style style:name="T9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11" style:family="text">
      <style:text-properties fo:color="#9876aa" fo:font-size="9pt" fo:font-style="normal" fo:font-weight="normal" style:font-size-asian="9pt" style:font-style-asian="normal" style:font-weight-asian="normal"/>
    </style:style>
    <style:style style:name="T12" style:family="text">
      <style:text-properties fo:color="#9876aa" fo:font-size="9pt" fo:font-style="italic" fo:font-weight="normal" style:font-size-asian="9pt" style:font-style-asian="italic" style:font-weight-asian="normal"/>
    </style:style>
    <style:style style:name="T13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bbb529" fo:font-size="9pt" fo:font-style="normal" fo:font-weight="normal" style:font-size-asian="9pt" style:font-style-asian="normal" style:font-weight-asian="normal"/>
    </style:style>
    <style:style style:name="T15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6897bb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mport </text:span><text:span text:style-name="T4">'package:flutter/material.dart'</text:span><text:span text:style-name="T2">;</text:span><text:line-break/><text:line-break/><text:span text:style-name="T2">import </text:span><text:span text:style-name="T4">'package:http/http.dart' </text:span><text:span text:style-name="T2">as </text:span><text:span text:style-name="T6">http</text:span><text:span text:style-name="T2">;</text:span><text:line-break/><text:span text:style-name="T2">import </text:span><text:span text:style-name="T4">'dart:async'</text:span><text:span text:style-name="T2">;</text:span><text:line-break/><text:span text:style-name="T2">import </text:span><text:span text:style-name="T4">'dart:convert'</text:span><text:span text:style-name="T2">;</text:span><text:line-break/><text:span text:style-name="T2">import </text:span><text:span text:style-name="T4">'package:json_annotation/json_annotation.dart'</text:span><text:span text:style-name="T2">;</text:span><text:line-break/><text:line-break/><text:span text:style-name="T2">part </text:span><text:span text:style-name="T4">'user.g.dart'</text:span><text:span text:style-name="T2">;</text:span><text:line-break/><text:line-break/><text:span text:style-name="T2">const </text:span><text:span text:style-name="T6">request = </text:span><text:span text:style-name="T4">'https://api.hgbrasil.com/finance'</text:span><text:span text:style-name="T2">;</text:span><text:line-break/><text:line-break/><text:span text:style-name="T2">void </text:span><text:span text:style-name="T8">main</text:span><text:span text:style-name="T6">() </text:span><text:span text:style-name="T2">async </text:span><text:span text:style-name="T6">{</text:span><text:line-break/><text:line-break/><text:span text:style-name="T6"> <text:s/>runApp(</text:span><text:span text:style-name="T8">MaterialApp</text:span><text:span text:style-name="T6">(</text:span><text:line-break/><text:span text:style-name="T6"> <text:s text:c="3"/>home: </text:span><text:span text:style-name="T8">Home</text:span><text:span text:style-name="T6">(Map&lt;dynamic</text:span><text:span text:style-name="T2">, </text:span><text:span text:style-name="T6">dymanic&gt; json)</text:span><text:span text:style-name="T2">,</text:span><text:line-break/><text:span text:style-name="T2"> <text:s/></text:span><text:span text:style-name="T6">))</text:span><text:span text:style-name="T2">;</text:span><text:line-break/><text:span text:style-name="T6">}</text:span><text:line-break/><text:line-break/><text:span text:style-name="T6">Future&lt;Map&gt; </text:span><text:span text:style-name="T8">getData</text:span><text:span text:style-name="T6">() </text:span><text:span text:style-name="T2">async </text:span><text:span text:style-name="T6">{</text:span><text:line-break/><text:span text:style-name="T6"> <text:s/>http.Response response = </text:span><text:span text:style-name="T2">await </text:span><text:span text:style-name="T6">http.get(request)</text:span><text:span text:style-name="T2">;</text:span><text:line-break/><text:span text:style-name="T2"> <text:s/>return </text:span><text:span text:style-name="T6">json.decode(response.</text:span><text:span text:style-name="T11">body</text:span><text:span text:style-name="T6">)</text:span><text:span text:style-name="T2">;</text:span><text:line-break/><text:span text:style-name="T6">}</text:span><text:line-break/><text:line-break/><text:span text:style-name="T2">class </text:span><text:span text:style-name="T6">Home </text:span><text:span text:style-name="T2">extends </text:span><text:span text:style-name="T6">StatefulWidget {</text:span><text:line-break/><text:span text:style-name="T6"> <text:s/></text:span><text:span text:style-name="T14">@override</text:span><text:line-break/><text:span text:style-name="T14"> <text:s/></text:span><text:span text:style-name="T6">_HomeState </text:span><text:span text:style-name="T8">createState</text:span><text:span text:style-name="T6">() =&gt; </text:span><text:span text:style-name="T8">_HomeState</text:span><text:span text:style-name="T6">()</text:span><text:span text:style-name="T2">;</text:span><text:line-break/><text:span text:style-name="T6">}</text:span><text:line-break/><text:line-break/><text:span text:style-name="T2">class </text:span><text:span text:style-name="T6">_HomeState </text:span><text:span text:style-name="T2">extends </text:span><text:span text:style-name="T6">State&lt;Home&gt; {</text:span><text:line-break/><text:span text:style-name="T6"> <text:s/>@JsonSerializable(</text:span><text:line-break/><text:line-break/><text:span text:style-name="T6"> <text:s/>Map userMap = jsonDecode(jsondouble)</text:span><text:span text:style-name="T2">;</text:span><text:line-break/><text:span text:style-name="T2"> <text:s/>var </text:span><text:span text:style-name="T6">user = User.fromJson(userMap)</text:span><text:span text:style-name="T2">;</text:span><text:line-break/><text:line-break/><text:span text:style-name="T2"> <text:s/></text:span><text:span text:style-name="T6">double json = jsonEncode(user)</text:span><text:span text:style-name="T2">;</text:span><text:line-break/><text:line-break/><text:span text:style-name="T2"> <text:s/></text:span><text:span text:style-name="T6">double dolar</text:span><text:span text:style-name="T2">;</text:span><text:line-break/><text:span text:style-name="T2"> <text:s/></text:span><text:span text:style-name="T6">double euro</text:span><text:span text:style-name="T2">;</text:span><text:line-break/><text:span text:style-name="T2"> <text:s/></text:span><text:span text:style-name="T6">double libras esterlinas</text:span><text:span text:style-name="T2">;</text:span><text:line-break/><text:span text:style-name="T2"> <text:s/></text:span><text:span text:style-name="T6">double pesos argentinos</text:span><text:span text:style-name="T2">;</text:span><text:line-break/><text:span text:style-name="T2"> <text:s/></text:span><text:span text:style-name="T6">double dolar canadense</text:span><text:span text:style-name="T2">;</text:span><text:line-break/><text:span text:style-name="T2"> <text:s/></text:span><text:span text:style-name="T6">double dolar australiano</text:span><text:span text:style-name="T2">;</text:span><text:line-break/><text:span text:style-name="T2"> <text:s/></text:span><text:span text:style-name="T6">double yen japenes</text:span><text:span text:style-name="T2">;</text:span><text:line-break/><text:span text:style-name="T2"> <text:s/></text:span><text:span text:style-name="T6">double renminbi</text:span><text:span text:style-name="T2">;</text:span><text:line-break/><text:span text:style-name="T2"> <text:s/></text:span><text:span text:style-name="T6">double bitcoin</text:span><text:span text:style-name="T2">;</text:span><text:line-break/><text:span text:style-name="T2"> <text:s/></text:span><text:span text:style-name="T6">)</text:span><text:span text:style-name="T2">;</text:span><text:line-break/><text:line-break/><text:span text:style-name="T2"> <text:s/></text:span><text:span text:style-name="T14">@override</text:span><text:line-break/><text:span text:style-name="T14"> <text:s/></text:span><text:span text:style-name="T6">Widget </text:span><text:span text:style-name="T8">build</text:span><text:span text:style-name="T6">(BuildContext context) {</text:span><text:line-break/><text:span text:style-name="T6"> <text:s text:c="3"/></text:span><text:span text:style-name="T2">return </text:span><text:span text:style-name="T8">Scaffold</text:span><text:span text:style-name="T6">(</text:span><text:line-break/><text:span text:style-name="T6"> <text:s text:c="5"/>backgroundColor: Colors.</text:span><text:span text:style-name="T12">green</text:span><text:span text:style-name="T2">,</text:span><text:line-break/><text:span text:style-name="T2"> <text:s text:c="5"/></text:span><text:span text:style-name="T6">appBar: </text:span><text:span text:style-name="T8">AppBar</text:span><text:span text:style-name="T6">(</text:span><text:line-break/><text:span text:style-name="T6"> <text:s text:c="7"/>title: </text:span><text:span text:style-name="T8">Text</text:span><text:span text:style-name="T6">(</text:span><text:span text:style-name="T4">"</text:span><text:span text:style-name="T2">\$</text:span><text:span text:style-name="T4"> Currency Trading </text:span><text:span text:style-name="T2">\$</text:span><text:span text:style-name="T4">"</text:span><text:span text:style-name="T6">)</text:span><text:span text:style-name="T2">,</text:span><text:line-break/><text:span text:style-name="T2"> <text:s text:c="7"/></text:span><text:span text:style-name="T6">backgroundColor: Colors.</text:span><text:span text:style-name="T12">black</text:span><text:span text:style-name="T2">,</text:span><text:line-break/><text:span text:style-name="T2"> <text:s text:c="7"/></text:span><text:span text:style-name="T6">centerTitle: </text:span><text:span text:style-name="T2">true,</text:span><text:line-break/><text:span text:style-name="T2"> <text:s text:c="15"/></text:span><text:span text:style-name="T6">)</text:span><text:span text:style-name="T2">,</text:span><text:line-break/><text:span text:style-name="T2"> <text:s text:c="5"/></text:span><text:span text:style-name="T6">body: </text:span><text:span text:style-name="T8">FutureBuilder</text:span><text:span text:style-name="T6">&lt;Map&gt;(</text:span><text:line-break/><text:span text:style-name="T6"> <text:s text:c="9"/>future: getData()</text:span><text:span text:style-name="T2">,</text:span><text:line-break/><text:span text:style-name="T2"> <text:s text:c="9"/></text:span><text:span text:style-name="T6">builder: (context</text:span><text:span text:style-name="T2">, </text:span><text:span text:style-name="T6">snapshot) {</text:span><text:line-break/><text:span text:style-name="T6"> <text:s text:c="11"/></text:span><text:span text:style-name="T2">switch</text:span><text:span text:style-name="T6">(snapshot.</text:span><text:span text:style-name="T11">connectionState</text:span><text:span text:style-name="T6">){</text:span><text:line-break/><text:span text:style-name="T6"> <text:s text:c="13"/></text:span><text:span text:style-name="T2">case </text:span><text:span text:style-name="T6">ConnectionState.</text:span><text:span text:style-name="T11">none</text:span><text:span text:style-name="T6">:</text:span><text:line-break/><text:span text:style-name="T6"> <text:s text:c="13"/></text:span><text:span text:style-name="T2">case </text:span><text:span text:style-name="T6">ConnectionState.</text:span><text:span text:style-name="T11">waiting</text:span><text:span text:style-name="T6">:</text:span><text:line-break/><text:span text:style-name="T6"> <text:s text:c="15"/></text:span><text:span text:style-name="T2">return </text:span><text:span text:style-name="T8">Center</text:span><text:span text:style-name="T6">(</text:span><text:line-break/><text:span text:style-name="T6"> <text:s text:c="17"/>child: </text:span><text:span text:style-name="T8">Text</text:span><text:span text:style-name="T6">(</text:span><text:span text:style-name="T4">"Carregando Dados..."</text:span><text:span text:style-name="T2">,</text:span><text:line-break/><text:span text:style-name="T2"> <text:s text:c="18"/></text:span><text:span text:style-name="T6">style: </text:span><text:span text:style-name="T8">TextStyle</text:span><text:span text:style-name="T6">(color: Colors.</text:span><text:span text:style-name="T12">black26</text:span><text:span text:style-name="T2">,</text:span><text:line-break/><text:span text:style-name="T2"> <text:s text:c="18"/></text:span><text:span text:style-name="T6">fontSize: </text:span><text:span text:style-name="T16">25.0</text:span><text:span text:style-name="T6">)</text:span><text:span text:style-name="T2">,</text:span><text:line-break/><text:span text:style-name="T2"> <text:s text:c="17"/></text:span><text:span text:style-name="T6">textAlign: TextAlign.</text:span><text:span text:style-name="T11">center</text:span><text:span text:style-name="T2">,</text:span><text:span text:style-name="T6">)</text:span><text:line-break/><text:span text:style-name="T6"> <text:s text:c="17"/>)</text:span><text:span text:style-name="T2">;</text:span><text:line-break/><text:span text:style-name="T2"> <text:s text:c="13"/>default</text:span><text:span text:style-name="T6">:</text:span><text:line-break/><text:soft-page-break/><text:span text:style-name="T6"> <text:s text:c="15"/></text:span><text:span text:style-name="T2">if</text:span><text:span text:style-name="T6">(snapshot.</text:span><text:span text:style-name="T11">hasError</text:span><text:span text:style-name="T6">){</text:span><text:line-break/><text:span text:style-name="T6"> <text:s text:c="17"/></text:span><text:span text:style-name="T2">return </text:span><text:span text:style-name="T8">Center</text:span><text:span text:style-name="T6">(</text:span><text:line-break/><text:span text:style-name="T6"> <text:s text:c="21"/>child: </text:span><text:span text:style-name="T8">Text</text:span><text:span text:style-name="T6">(</text:span><text:span text:style-name="T4">"Erro ao Carregar Dados :("</text:span><text:span text:style-name="T2">,</text:span><text:line-break/><text:span text:style-name="T2"> <text:s text:c="23"/></text:span><text:span text:style-name="T6">style: </text:span><text:span text:style-name="T8">TextStyle</text:span><text:span text:style-name="T6">(color: Colors.</text:span><text:span text:style-name="T12">black</text:span><text:span text:style-name="T2">,</text:span><text:line-break/><text:span text:style-name="T2"> <text:s text:c="27"/></text:span><text:span text:style-name="T6">fontSize: </text:span><text:span text:style-name="T16">25.0</text:span><text:span text:style-name="T6">)</text:span><text:span text:style-name="T2">,</text:span><text:line-break/><text:span text:style-name="T2"> <text:s text:c="23"/></text:span><text:span text:style-name="T6">textAlign: TextAlign.</text:span><text:span text:style-name="T11">center</text:span><text:span text:style-name="T2">,</text:span><text:span text:style-name="T6">)</text:span><text:line-break/><text:span text:style-name="T6"> <text:s text:c="17"/>)</text:span><text:span text:style-name="T2">;</text:span><text:line-break/><text:span text:style-name="T2"> <text:s text:c="11"/></text:span><text:span text:style-name="T6">} </text:span><text:span text:style-name="T2">else </text:span><text:span text:style-name="T6">{</text:span><text:line-break/><text:line-break/><text:span text:style-name="T6"> <text:s text:c="10"/>facotory User.fromJson(Map&lt;double&gt;</text:span><text:span text:style-name="T2">, </text:span><text:span text:style-name="T6">dynamic&gt;json) =&gt; _$UserFromJson(json)</text:span><text:span text:style-name="T2">;</text:span><text:line-break/><text:line-break/><text:span text:style-name="T2"> <text:s text:c="17"/></text:span><text:span text:style-name="T6">dolar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USD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euro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EUR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libras esterlinas = <text:s/>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GBP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pesos argentinos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ARS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dolar canadense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CAD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dolar australiano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AUD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yen japenes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JPY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renminbi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CNY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span text:style-name="T2"> <text:s text:c="17"/></text:span><text:span text:style-name="T6">bitcoin = snapshot.</text:span><text:span text:style-name="T11">data</text:span><text:span text:style-name="T6">[</text:span><text:span text:style-name="T4">'results'</text:span><text:span text:style-name="T6">][</text:span><text:span text:style-name="T4">"currencies"</text:span><text:span text:style-name="T6">][</text:span><text:span text:style-name="T4">"BTC"</text:span><text:span text:style-name="T6">][</text:span><text:span text:style-name="T4">"buy"</text:span><text:span text:style-name="T6">][</text:span><text:span text:style-name="T4">"sell"</text:span><text:span text:style-name="T6">][</text:span><text:span text:style-name="T4">"variation"</text:span><text:span text:style-name="T6">]</text:span><text:span text:style-name="T2">;</text:span><text:line-break/><text:line-break/><text:span text:style-name="T2"> <text:s text:c="17"/></text:span><text:span text:style-name="T6">Map&lt;doule</text:span><text:span text:style-name="T2">, </text:span><text:span text:style-name="T6">dinamic&gt; toJson() =&gt; _$UserToJson(</text:span><text:span text:style-name="T2">this</text:span><text:span text:style-name="T6">)</text:span><text:span text:style-name="T2">;</text:span><text:line-break/><text:span text:style-name="T2"> <text:s text:c="10"/>return </text:span><text:span text:style-name="T8">SingleChildScrollView</text:span><text:span text:style-name="T6">(</text:span><text:line-break/><text:span text:style-name="T6"> <text:s text:c="12"/>child: </text:span><text:span text:style-name="T8">Column</text:span><text:span text:style-name="T6">(</text:span><text:line-break/><text:span text:style-name="T6"> <text:s text:c="14"/>crossAxisAlignment: CrossAxisAlignment.</text:span><text:span text:style-name="T11">stretch</text:span><text:span text:style-name="T2">,</text:span><text:line-break/><text:span text:style-name="T2"> <text:s text:c="14"/></text:span><text:span text:style-name="T6">children: &lt;Widget&gt;[</text:span><text:line-break/><text:span text:style-name="T6"> <text:s text:c="16"/></text:span><text:span text:style-name="T8">Icon</text:span><text:span text:style-name="T6">(Icons.</text:span><text:span text:style-name="T12">logout</text:span><text:span text:style-name="T2">, </text:span><text:span text:style-name="T6">size: </text:span><text:span text:style-name="T16">30.0</text:span><text:span text:style-name="T2">, </text:span><text:span text:style-name="T6">color: Colors.</text:span><text:span text:style-name="T12">black</text:span><text:span text:style-name="T6">)</text:span><text:span text:style-name="T2">,</text:span><text:line-break/><text:line-break/><text:span text:style-name="T2"> <text:s text:c="16"/></text:span><text:span text:style-name="T6">)</text:span><text:line-break/><text:span text:style-name="T6"> <text:s text:c="14"/>]</text:span><text:span text:style-name="T2">,</text:span><text:line-break/><text:span text:style-name="T2"> <text:s text:c="12"/></text:span><text:span text:style-name="T6">)</text:span><text:span text:style-name="T2">,</text:span><text:line-break/><text:span text:style-name="T2"> <text:s text:c="10"/></text:span><text:span text:style-name="T6">)</text:span><text:span text:style-name="T2">;</text:span><text:line-break/><text:span text:style-name="T2"> <text:s text:c="15"/></text:span><text:span text:style-name="T6">}</text:span><text:line-break/><text:span text:style-name="T6"> <text:s text:c="11"/>}</text:span><text:line-break/><text:span text:style-name="T6"> <text:s text:c="9"/>})</text:span><text:line-break/><text:span text:style-name="T6"> <text:s text:c="3"/>)</text:span><text:span text:style-name="T2">;</text:span><text:line-break/><text:span text:style-name="T2"> <text:s/></text:span><text:span text:style-name="T6">}</text:span><text:line-break/><text:span text:style-name="T6">}</text:span><text:lin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i" svg:font-family="Ani" style:font-pitch="variable"/>
    <style:font-face style:name="C059" svg:font-family="C059" style:font-pitch="variable"/>
    <style:font-face style:name="Chilanka" svg:font-family="Chilanka" style:font-pitch="variable"/>
    <style:font-face style:name="aakar" svg:font-family="aakar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6:35:10.641957237</meta:creation-date>
    <dc:date>2021-01-12T17:22:02.916755385</dc:date>
    <meta:editing-duration>PT30M3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1" meta:word-count="227" meta:character-count="3540" meta:non-whitespace-character-count="2480"/>
  </office:meta>
</office:document-meta>
</file>